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2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fo:background-color="transparent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00a933"/>
    </style:style>
    <style:style style:name="ce8" style:family="table-cell" style:parent-style-name="Default">
      <style:table-cell-properties fo:background-color="transparent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column table:style-name="co4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WER</text:p>
          </table:table-cell>
          <table:table-cell table:style-name="ce2" office:value-type="string" calcext:value-type="string">
            <text:p>CER_old</text:p>
          </table:table-cell>
          <table:table-cell table:style-name="ce2" office:value-type="string" calcext:value-type="string">
            <text:p>WER_old</text:p>
          </table:table-cell>
          <table:table-cell table:style-name="ce2" office:value-type="string" calcext:value-type="string">
            <text:p>CER évolution</text:p>
          </table:table-cell>
          <table:table-cell table:style-name="ce2" office:value-type="string" calcext:value-type="string">
            <text:p>WER evolution</text:p>
          </table:table-cell>
        </table:table-row>
        <table:table-row table:style-name="ro1">
          <table:table-cell office:value-type="string" calcext:value-type="string">
            <text:p>04_evaluation/to_eval/calfa-developpe_avec-espace_p48.txt</text:p>
          </table:table-cell>
          <table:table-cell table:style-name="ce3" office:value-type="float" office:value="7.4633" calcext:value-type="float">
            <text:p>7,4633</text:p>
          </table:table-cell>
          <table:table-cell office:value-type="float" office:value="54.6889" calcext:value-type="float">
            <text:p>54,6889</text:p>
          </table:table-cell>
          <table:table-cell table:style-name="ce3" office:value-type="float" office:value="7.4633" calcext:value-type="float">
            <text:p>7,4633</text:p>
          </table:table-cell>
          <table:table-cell office:value-type="float" office:value="54.6889" calcext:value-type="float">
            <text:p>54,6889</text:p>
          </table:table-cell>
          <table:table-cell table:style-name="ce4" table:formula="of:=[.B2]-[.D2]" office:value-type="float" office:value="0" calcext:value-type="float">
            <text:p>0</text:p>
          </table:table-cell>
          <table:table-cell table:style-name="ce4" table:formula="of:=[.C2]-[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evaluation/to_eval/calfa-developpe_sans-espace_p48.01.tar.txt</text:p>
          </table:table-cell>
          <table:table-cell office:value-type="float" office:value="10.2962" calcext:value-type="float">
            <text:p>10,2962</text:p>
          </table:table-cell>
          <table:table-cell office:value-type="float" office:value="58.0193" calcext:value-type="float">
            <text:p>58,0193</text:p>
          </table:table-cell>
          <table:table-cell office:value-type="float" office:value="10.1956" calcext:value-type="float">
            <text:p>10,1956</text:p>
          </table:table-cell>
          <table:table-cell office:value-type="float" office:value="56.2664" calcext:value-type="float">
            <text:p>56,2664</text:p>
          </table:table-cell>
          <table:table-cell table:style-name="ce5" table:formula="of:=[.B3]-[.D3]" office:value-type="float" office:value="0.1006" calcext:value-type="float">
            <text:p>0,1006</text:p>
          </table:table-cell>
          <table:table-cell table:style-name="ce5" table:formula="of:=[.C3]-[.E3]" office:value-type="float" office:value="1.7529" calcext:value-type="float">
            <text:p>1,7529</text:p>
          </table:table-cell>
        </table:table-row>
        <table:table-row table:style-name="ro1">
          <table:table-cell office:value-type="string" calcext:value-type="string">
            <text:p>04_evaluation/to_eval/calfa-developpe_sans-espace_p48.02.tar.txt</text:p>
          </table:table-cell>
          <table:table-cell office:value-type="float" office:value="8.9014" calcext:value-type="float">
            <text:p>8,9014</text:p>
          </table:table-cell>
          <table:table-cell office:value-type="float" office:value="48.4663" calcext:value-type="float">
            <text:p>48,4663</text:p>
          </table:table-cell>
          <table:table-cell office:value-type="float" office:value="8.2974" calcext:value-type="float">
            <text:p>8,2974</text:p>
          </table:table-cell>
          <table:table-cell office:value-type="float" office:value="45.1358" calcext:value-type="float">
            <text:p>45,1358</text:p>
          </table:table-cell>
          <table:table-cell table:style-name="ce6" table:formula="of:=[.B4]-[.D4]" office:value-type="float" office:value="0.604000000000001" calcext:value-type="float">
            <text:p>0,604000000000001</text:p>
          </table:table-cell>
          <table:table-cell table:style-name="ce6" table:formula="of:=[.C4]-[.E4]" office:value-type="float" office:value="3.33049999999999" calcext:value-type="float">
            <text:p>3,33049999999999</text:p>
          </table:table-cell>
        </table:table-row>
        <table:table-row table:style-name="ro1">
          <table:table-cell office:value-type="string" calcext:value-type="string">
            <text:p>04_evaluation/to_eval/calfa-developpe_sans-espace_p48.03.tar.txt</text:p>
          </table:table-cell>
          <table:table-cell table:style-name="ce2" office:value-type="float" office:value="6.8881" calcext:value-type="float">
            <text:p>6,8881</text:p>
          </table:table-cell>
          <table:table-cell office:value-type="float" office:value="34.0053" calcext:value-type="float">
            <text:p>34,0053</text:p>
          </table:table-cell>
          <table:table-cell table:style-name="ce2" office:value-type="float" office:value="6.8881" calcext:value-type="float">
            <text:p>6,8881</text:p>
          </table:table-cell>
          <table:table-cell office:value-type="float" office:value="34.0053" calcext:value-type="float">
            <text:p>34,0053</text:p>
          </table:table-cell>
          <table:table-cell table:style-name="ce4" table:formula="of:=[.B5]-[.D5]" office:value-type="float" office:value="0" calcext:value-type="float">
            <text:p>0</text:p>
          </table:table-cell>
          <table:table-cell table:style-name="ce4" table:formula="of:=[.C5]-[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evaluation/to_eval/kraken-abrege_sans-espace_p48.01.tar-pie01.tar.txt</text:p>
          </table:table-cell>
          <table:table-cell office:value-type="float" office:value="10.8858" calcext:value-type="float">
            <text:p>10,8858</text:p>
          </table:table-cell>
          <table:table-cell office:value-type="float" office:value="41.2796" calcext:value-type="float">
            <text:p>41,2796</text:p>
          </table:table-cell>
          <table:table-cell office:value-type="float" office:value="11.0728" calcext:value-type="float">
            <text:p>11,0728</text:p>
          </table:table-cell>
          <table:table-cell office:value-type="float" office:value="46.5381" calcext:value-type="float">
            <text:p>46,5381</text:p>
          </table:table-cell>
          <table:table-cell table:formula="of:=[.B6]-[.D6]" office:value-type="float" office:value="-0.187000000000001" calcext:value-type="float">
            <text:p>-0,187000000000001</text:p>
          </table:table-cell>
          <table:table-cell table:formula="of:=[.C6]-[.E6]" office:value-type="float" office:value="-5.2585" calcext:value-type="float">
            <text:p>-5,2585</text:p>
          </table:table-cell>
        </table:table-row>
        <table:table-row table:style-name="ro1">
          <table:table-cell office:value-type="string" calcext:value-type="string">
            <text:p>04_evaluation/to_eval/kraken-abrege_sans-espace_p48.01.tar-pie02.tar.txt</text:p>
          </table:table-cell>
          <table:table-cell office:value-type="float" office:value="10.2243" calcext:value-type="float">
            <text:p>10,2243</text:p>
          </table:table-cell>
          <table:table-cell office:value-type="float" office:value="40.1402" calcext:value-type="float">
            <text:p>40,1402</text:p>
          </table:table-cell>
          <table:table-cell office:value-type="float" office:value="10.9721" calcext:value-type="float">
            <text:p>10,9721</text:p>
          </table:table-cell>
          <table:table-cell office:value-type="float" office:value="45.2235" calcext:value-type="float">
            <text:p>45,2235</text:p>
          </table:table-cell>
          <table:table-cell table:style-name="ce8" table:formula="of:=[.B7]-[.D7]" office:value-type="float" office:value="-0.7478" calcext:value-type="float">
            <text:p>-0,7478</text:p>
          </table:table-cell>
          <table:table-cell table:formula="of:=[.C7]-[.E7]" office:value-type="float" office:value="-5.0833" calcext:value-type="float">
            <text:p>-5,0833</text:p>
          </table:table-cell>
        </table:table-row>
        <table:table-row table:style-name="ro1">
          <table:table-cell office:value-type="string" calcext:value-type="string">
            <text:p>04_evaluation/to_eval/kraken-abrege_sans-espace_p48.02.tar-pie01.tar.txt</text:p>
          </table:table-cell>
          <table:table-cell office:value-type="float" office:value="8.9301" calcext:value-type="float">
            <text:p>8,9301</text:p>
          </table:table-cell>
          <table:table-cell office:value-type="float" office:value="33.1288" calcext:value-type="float">
            <text:p>33,1288</text:p>
          </table:table-cell>
          <table:table-cell office:value-type="float" office:value="9.5341" calcext:value-type="float">
            <text:p>9,5341</text:p>
          </table:table-cell>
          <table:table-cell office:value-type="float" office:value="38.475" calcext:value-type="float">
            <text:p>38,475</text:p>
          </table:table-cell>
          <table:table-cell table:formula="of:=[.B8]-[.D8]" office:value-type="float" office:value="-0.604000000000001" calcext:value-type="float">
            <text:p>-0,604000000000001</text:p>
          </table:table-cell>
          <table:table-cell table:formula="of:=[.C8]-[.E8]" office:value-type="float" office:value="-5.3462" calcext:value-type="float">
            <text:p>-5,3462</text:p>
          </table:table-cell>
        </table:table-row>
        <table:table-row table:style-name="ro1">
          <table:table-cell office:value-type="string" calcext:value-type="string">
            <text:p>04_evaluation/to_eval/kraken-abrege_sans-espace_p48.02.tar-pie02.tar.txt</text:p>
          </table:table-cell>
          <table:table-cell office:value-type="float" office:value="8.5994" calcext:value-type="float">
            <text:p>8,5994</text:p>
          </table:table-cell>
          <table:table-cell table:style-name="ce2" office:value-type="float" office:value="31.8142" calcext:value-type="float">
            <text:p>31,8142</text:p>
          </table:table-cell>
          <table:table-cell office:value-type="float" office:value="9.189" calcext:value-type="float">
            <text:p>9,189</text:p>
          </table:table-cell>
          <table:table-cell office:value-type="float" office:value="37.1604" calcext:value-type="float">
            <text:p>37,1604</text:p>
          </table:table-cell>
          <table:table-cell table:style-name="ce8" table:formula="of:=[.B9]-[.D9]" office:value-type="float" office:value="-0.589600000000001" calcext:value-type="float">
            <text:p>-0,589600000000001</text:p>
          </table:table-cell>
          <table:table-cell table:formula="of:=[.C9]-[.E9]" office:value-type="float" office:value="-5.3462" calcext:value-type="float">
            <text:p>-5,3462</text:p>
          </table:table-cell>
        </table:table-row>
        <table:table-row table:style-name="ro1">
          <table:table-cell office:value-type="string" calcext:value-type="string">
            <text:p>04_evaluation/to_eval/kraken-abrege_sans-espace_p48.03.tar-pie01.tar.txt</text:p>
          </table:table-cell>
          <table:table-cell office:value-type="float" office:value="9.0739" calcext:value-type="float">
            <text:p>9,0739</text:p>
          </table:table-cell>
          <table:table-cell office:value-type="float" office:value="34.7064" calcext:value-type="float">
            <text:p>34,7064</text:p>
          </table:table-cell>
          <table:table-cell office:value-type="float" office:value="9.1746" calcext:value-type="float">
            <text:p>9,1746</text:p>
          </table:table-cell>
          <table:table-cell table:style-name="ce3" office:value-type="float" office:value="34.8817" calcext:value-type="float">
            <text:p>34,8817</text:p>
          </table:table-cell>
          <table:table-cell table:formula="of:=[.B10]-[.D10]" office:value-type="float" office:value="-0.1007" calcext:value-type="float">
            <text:p>-0,1007</text:p>
          </table:table-cell>
          <table:table-cell table:style-name="ce7" table:formula="of:=[.C10]-[.E10]" office:value-type="float" office:value="-0.1753" calcext:value-type="float">
            <text:p>-0,1753</text:p>
          </table:table-cell>
        </table:table-row>
        <table:table-row table:style-name="ro1">
          <table:table-cell office:value-type="string" calcext:value-type="string">
            <text:p>04_evaluation/to_eval/kraken-abrege_sans-espace_p48.03.tar-pie02.tar.txt</text:p>
          </table:table-cell>
          <table:table-cell office:value-type="float" office:value="8.8726" calcext:value-type="float">
            <text:p>8,8726</text:p>
          </table:table-cell>
          <table:table-cell office:value-type="float" office:value="33.3918" calcext:value-type="float">
            <text:p>33,3918</text:p>
          </table:table-cell>
          <table:table-cell office:value-type="float" office:value="8.9014" calcext:value-type="float">
            <text:p>8,9014</text:p>
          </table:table-cell>
          <table:table-cell table:style-name="ce2" office:value-type="float" office:value="33.3918" calcext:value-type="float">
            <text:p>33,3918</text:p>
          </table:table-cell>
          <table:table-cell table:formula="of:=[.B11]-[.D11]" office:value-type="float" office:value="-0.0288000000000004" calcext:value-type="float">
            <text:p>-0,0288</text:p>
          </table:table-cell>
          <table:table-cell table:style-name="ce4" table:formula="of:=[.C11]-[.E11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val.A1:eval.G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3T10:51:50.756573550</dc:date>
    <meta:editing-duration>PT9M56S</meta:editing-duration>
    <meta:editing-cycles>5</meta:editing-cycles>
    <meta:generator>LibreOffice/6.4.7.2$Linux_X86_64 LibreOffice_project/40$Build-2</meta:generator>
    <meta:document-statistic meta:table-count="1" meta:cell-count="77" meta:object-count="0"/>
  </office:meta>
</office:document-meta>
</file>